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13fa7" officeooo:paragraph-rsid="00113fa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0ab32" officeooo:paragraph-rsid="0010ab3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0ab32" officeooo:paragraph-rsid="0010ab32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2f698" officeooo:paragraph-rsid="0012f69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2f698" officeooo:paragraph-rsid="0012f698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officeooo:rsid="0012f698" officeooo:paragraph-rsid="0014953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2f698" officeooo:paragraph-rsid="00149536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fo:font-weight="normal" officeooo:rsid="0012f698" officeooo:paragraph-rsid="00168ca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68ca9"/>
    </style:style>
    <style:style style:name="P10" style:family="paragraph" style:parent-style-name="Standard" style:list-style-name="L4">
      <style:paragraph-properties fo:text-align="start" style:justify-single-word="false"/>
      <style:text-properties officeooo:paragraph-rsid="0017dd2f"/>
    </style:style>
    <style:style style:name="P11" style:family="paragraph" style:parent-style-name="Standard">
      <style:paragraph-properties fo:text-align="start" style:justify-single-word="false"/>
      <style:text-properties officeooo:paragraph-rsid="0017dd2f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18a6aa"/>
    </style:style>
    <style:style style:name="P13" style:family="paragraph" style:parent-style-name="Standard">
      <style:paragraph-properties fo:text-align="start" style:justify-single-word="false"/>
      <style:text-properties officeooo:paragraph-rsid="0018a6aa"/>
    </style:style>
    <style:style style:name="P14" style:family="paragraph" style:parent-style-name="Standard">
      <style:paragraph-properties fo:text-align="start" style:justify-single-word="false"/>
      <style:text-properties officeooo:paragraph-rsid="001a43eb"/>
    </style:style>
    <style:style style:name="P15" style:family="paragraph" style:parent-style-name="Standard" style:list-style-name="L6">
      <style:paragraph-properties fo:text-align="start" style:justify-single-word="false"/>
      <style:text-properties officeooo:paragraph-rsid="001abc92"/>
    </style:style>
    <style:style style:name="P16" style:family="paragraph" style:parent-style-name="Standard">
      <style:paragraph-properties fo:text-align="start" style:justify-single-word="false"/>
      <style:text-properties officeooo:paragraph-rsid="001abc92"/>
    </style:style>
    <style:style style:name="P17" style:family="paragraph" style:parent-style-name="Standard" style:list-style-name="L7">
      <style:paragraph-properties fo:text-align="start" style:justify-single-word="false"/>
      <style:text-properties officeooo:paragraph-rsid="001b22fe"/>
    </style:style>
    <style:style style:name="P18" style:family="paragraph" style:parent-style-name="Standard">
      <style:paragraph-properties fo:text-align="start" style:justify-single-word="false"/>
      <style:text-properties officeooo:paragraph-rsid="001b22fe"/>
    </style:style>
    <style:style style:name="P19" style:family="paragraph" style:parent-style-name="Standard" style:list-style-name="L8">
      <style:paragraph-properties fo:text-align="start" style:justify-single-word="false"/>
      <style:text-properties officeooo:paragraph-rsid="001c3039"/>
    </style:style>
    <style:style style:name="P20" style:family="paragraph" style:parent-style-name="Standard">
      <style:paragraph-properties fo:text-align="start" style:justify-single-word="false"/>
      <style:text-properties officeooo:paragraph-rsid="001c303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Liberation Serif" fo:font-style="italic" fo:font-weight="bold" officeooo:rsid="00149536" style:font-style-asian="italic" style:font-weight-asian="bold" style:font-style-complex="italic" style:font-weight-complex="bold"/>
    </style:style>
    <style:style style:name="T6" style:family="text">
      <style:text-properties style:font-name="Liberation Serif" fo:font-style="italic" fo:font-weight="bold" officeooo:rsid="00168ca9" style:font-style-asian="italic" style:font-weight-asian="bold" style:font-style-complex="italic" style:font-weight-complex="bold"/>
    </style:style>
    <style:style style:name="T7" style:family="text">
      <style:text-properties style:font-name="Liberation Serif" fo:font-style="italic" officeooo:rsid="00168ca9" style:font-style-asian="italic" style:font-style-complex="italic"/>
    </style:style>
    <style:style style:name="T8" style:family="text">
      <style:text-properties style:font-name="Liberation Serif" fo:font-style="normal" style:font-style-asian="normal" style:font-style-complex="normal"/>
    </style:style>
    <style:style style:name="T9" style:family="text">
      <style:text-properties style:font-name="Liberation Serif" fo:font-style="normal" officeooo:rsid="00149536" style:font-style-asian="normal" style:font-style-complex="normal"/>
    </style:style>
    <style:style style:name="T10" style:family="text">
      <style:text-properties style:font-name="Liberation Serif" fo:font-style="normal" officeooo:rsid="00168ca9" style:font-style-asian="normal" style:font-style-complex="normal"/>
    </style:style>
    <style:style style:name="T11" style:family="text">
      <style:text-properties style:font-name="Liberation Serif" fo:font-size="14pt" fo:font-style="normal" style:font-style-asian="normal" style:font-style-complex="normal"/>
    </style:style>
    <style:style style:name="T12" style:family="text">
      <style:text-properties style:font-name="Liberation Serif" fo:font-size="14pt" fo:font-style="normal" fo:font-weight="bold" officeooo:rsid="00149536" style:font-style-asian="normal" style:font-weight-asian="bold" style:font-style-complex="normal" style:font-weight-complex="bold"/>
    </style:style>
    <style:style style:name="T13" style:family="text">
      <style:text-properties style:font-name="Liberation Serif" fo:font-size="14pt" fo:font-style="normal" fo:font-weight="bold" officeooo:rsid="001a43eb" style:font-style-asian="normal" style:font-weight-asian="bold" style:font-style-complex="normal" style:font-weight-complex="bold"/>
    </style:style>
    <style:style style:name="T14" style:family="text">
      <style:text-properties style:font-name="Liberation Serif" fo:font-size="14pt" fo:font-style="normal" fo:font-weight="bold" officeooo:rsid="001abc92" style:font-style-asian="normal" style:font-weight-asian="bold" style:font-style-complex="normal" style:font-weight-complex="bold"/>
    </style:style>
    <style:style style:name="T15" style:family="text">
      <style:text-properties style:font-name="Liberation Serif" fo:font-size="14pt" fo:font-weight="bold" officeooo:rsid="00168ca9" style:font-weight-asian="bold" style:font-weight-complex="bold"/>
    </style:style>
    <style:style style:name="T16" style:family="text">
      <style:text-properties style:font-name="Liberation Serif" fo:font-size="14pt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font-name="Liberation Serif" fo:font-size="12pt" fo:font-style="normal" fo:font-weight="normal" officeooo:rsid="0017dd2f" style:font-style-asian="normal" style:font-weight-asian="normal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18a6aa" style:font-style-asian="normal" style:font-weight-asian="normal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01abc92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1b22fe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ize="12pt" fo:font-style="normal" fo:font-weight="normal" officeooo:rsid="001c3039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ize="12pt" fo:font-style="normal" fo:font-weight="normal" officeooo:rsid="0018a6aa" style:font-name-asian="Noto Sans Mono CJK SC" style:font-style-asian="normal" style:font-weight-asian="normal" style:font-name-complex="Liberation Mono" style:font-style-complex="normal" style:font-weight-complex="normal"/>
    </style:style>
    <style:style style:name="T23" style:family="text">
      <style:text-properties style:font-name="Liberation Serif" fo:font-size="12pt" fo:font-style="normal" fo:font-weight="bold" officeooo:rsid="0017dd2f" style:font-style-asian="normal" style:font-weight-asian="bold" style:font-style-complex="normal" style:font-weight-complex="bold"/>
    </style:style>
    <style:style style:name="T24" style:family="text">
      <style:text-properties style:font-name="Liberation Serif" fo:font-size="12pt" fo:font-style="normal" fo:font-weight="bold" officeooo:rsid="001b22fe" style:font-style-asian="normal" style:font-weight-asian="bold" style:font-style-complex="normal" style:font-weight-complex="bold"/>
    </style:style>
    <style:style style:name="T25" style:family="text">
      <style:text-properties style:font-name="Liberation Serif" fo:font-size="12pt" fo:font-style="normal" officeooo:rsid="001b22fe" style:font-style-asian="normal" style:font-style-complex="normal"/>
    </style:style>
    <style:style style:name="T26" style:family="text">
      <style:text-properties style:font-name="Liberation Serif" fo:font-size="12pt" fo:font-weight="normal" officeooo:rsid="0017dd2f" style:font-weight-asian="normal" style:font-weight-complex="normal"/>
    </style:style>
    <style:style style:name="T27" style:family="text">
      <style:text-properties style:font-name="Liberation Serif" fo:font-size="12pt" fo:font-style="italic" fo:font-weight="bold" officeooo:rsid="0017dd2f" style:font-style-asian="italic" style:font-weight-asian="bold" style:font-style-complex="italic" style:font-weight-complex="bold"/>
    </style:style>
    <style:style style:name="T28" style:family="text">
      <style:text-properties style:font-name="Liberation Serif" fo:font-size="12pt" fo:font-style="italic" fo:font-weight="bold" officeooo:rsid="0018a6aa" style:font-style-asian="italic" style:font-weight-asian="bold" style:font-style-complex="italic" style:font-weight-complex="bold"/>
    </style:style>
    <style:style style:name="T29" style:family="text">
      <style:text-properties style:font-name="Liberation Serif" fo:font-size="12pt" fo:font-style="italic" fo:font-weight="bold" officeooo:rsid="001abc92" style:font-style-asian="italic" style:font-weight-asian="bold" style:font-style-complex="italic" style:font-weight-complex="bold"/>
    </style:style>
    <style:style style:name="T30" style:family="text">
      <style:text-properties style:font-name="Liberation Serif" fo:font-size="12pt" fo:font-style="italic" fo:font-weight="bold" officeooo:rsid="001b22fe" style:font-style-asian="italic" style:font-weight-asian="bold" style:font-style-complex="italic" style:font-weight-complex="bold"/>
    </style:style>
    <style:style style:name="T31" style:family="text">
      <style:text-properties style:font-name="Liberation Serif" fo:font-size="12pt" fo:font-style="italic" fo:font-weight="bold" officeooo:rsid="001c3039" style:font-style-asian="italic" style:font-weight-asian="bold" style:font-style-complex="italic" style:font-weight-complex="bold"/>
    </style:style>
    <style:style style:name="T32" style:family="text">
      <style:text-properties style:font-name="Liberation Serif" fo:font-size="12pt" fo:font-style="italic" fo:font-weight="normal" officeooo:rsid="001b22fe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iles Creation and Modification</text:p>
      <text:p text:style-name="P3"/>
      <text:p text:style-name="P1">Creating a file and writing to it</text:p>
      <text:list xml:id="list1123263700" text:style-name="L1">
        <text:list-item>
          <text:p text:style-name="P4">The <text:span text:style-name="T1">File</text:span> class has methods to manipulate files.</text:p>
          <text:list>
            <text:list-item>
              <text:p text:style-name="P4">script: </text:p>
              <text:list>
                <text:list-header>
                  <text:p text:style-name="P4"><text:span text:style-name="Source_20_Text"><text:span text:style-name="T3">fname = "sample.txt"</text:span></text:span></text:p>
                  <text:p text:style-name="P4"><text:span text:style-name="Source_20_Text"><text:span text:style-name="T3">somefile = File.open(fname, "w")</text:span></text:span></text:p>
                  <text:p text:style-name="P4"><text:span text:style-name="Source_20_Text"><text:span text:style-name="T3">somefile.puts "Hello file!"</text:span></text:span></text:p>
                  <text:p text:style-name="P4"><text:span text:style-name="Source_20_Text"><text:span text:style-name="T3">somefile.close</text:span></text:span></text:p>
                </text:list-header>
              </text:list>
            </text:list-item>
            <text:list-item>
              <text:p text:style-name="P4"><text:span text:style-name="Source_20_Text"><text:span text:style-name="T3">fname is the name of the file, not the file itself. This line is optional and the name of the file can be placed directly within the </text:span></text:span><text:span text:style-name="Source_20_Text"><text:span text:style-name="T4">#File.open</text:span></text:span><text:span text:style-name="Source_20_Text"><text:span text:style-name="T8"> argument.</text:span></text:span></text:p>
            </text:list-item>
            <text:list-item>
              <text:p text:style-name="P4"><text:span text:style-name="Source_20_Text"><text:span text:style-name="T8">The class method </text:span></text:span><text:span text:style-name="Source_20_Text"><text:span text:style-name="T4">open</text:span></text:span><text:span text:style-name="Source_20_Text"><text:span text:style-name="T8"> from </text:span></text:span><text:span text:style-name="Source_20_Text"><text:span text:style-name="T4">File</text:span></text:span><text:span text:style-name="Source_20_Text"><text:span text:style-name="T8"> requires two arguments, the filename, and the read/write mode ("w", "a") | "a" appends to an existing file, while "w" erases the contents of that file.</text:span></text:span></text:p>
            </text:list-item>
            <text:list-item>
              <text:p text:style-name="P4"><text:span text:style-name="Source_20_Text"><text:span text:style-name="T8">The </text:span></text:span><text:span text:style-name="Source_20_Text"><text:span text:style-name="T4">File</text:span></text:span><text:span text:style-name="Source_20_Text"><text:span text:style-name="T8"> class has its own </text:span></text:span><text:span text:style-name="Source_20_Text"><text:span text:style-name="T4">puts </text:span></text:span><text:span text:style-name="Source_20_Text"><text:span text:style-name="T8">method which prints to the file instead of the terminal.</text:span></text:span></text:p>
              <text:list>
                <text:list-item>
                  <text:p text:style-name="P4"><text:span text:style-name="Source_20_Text"><text:span text:style-name="T8">The </text:span></text:span><text:span text:style-name="Source_20_Text"><text:span text:style-name="T4">write</text:span></text:span><text:span text:style-name="Source_20_Text"><text:span text:style-name="T8"> method does not include a newline at the end of a string, </text:span></text:span><text:span text:style-name="Source_20_Text"><text:span text:style-name="T4">puts</text:span></text:span><text:span text:style-name="Source_20_Text"><text:span text:style-name="T8"> does include a newline.</text:span></text:span></text:p>
                </text:list-item>
              </text:list>
            </text:list-item>
            <text:list-item>
              <text:p text:style-name="P4"><text:span text:style-name="Source_20_Text"><text:span text:style-name="T8">The </text:span></text:span><text:span text:style-name="Source_20_Text"><text:span text:style-name="T4">#File.close</text:span></text:span><text:span text:style-name="Source_20_Text"><text:span text:style-name="T8"> method finishes the writing process and prevents any further data operations on the file. (it is possible to reopen the file)</text:span></text:span></text:p>
            </text:list-item>
          </text:list>
        </text:list-item>
      </text:list>
      <text:p text:style-name="P5"><text:span text:style-name="Source_20_Text"><text:span text:style-name="T8"/></text:span></text:p>
      <text:p text:style-name="P5"><text:span text:style-name="Source_20_Text"><text:span text:style-name="T16">File.open </text:span></text:span><text:span text:style-name="Source_20_Text"><text:span text:style-name="T11">vs </text:span></text:span><text:span text:style-name="Source_20_Text"><text:span text:style-name="T16">open</text:span></text:span></text:p>
      <text:list xml:id="list442536831" text:style-name="L2">
        <text:list-item>
          <text:p text:style-name="P6"><text:span text:style-name="Source_20_Text"><text:span text:style-name="T5">File.open</text:span></text:span><text:span text:style-name="Source_20_Text"><text:span text:style-name="T9"> and </text:span></text:span><text:span text:style-name="Source_20_Text"><text:span text:style-name="T5">open</text:span></text:span><text:span text:style-name="Source_20_Text"><text:span text:style-name="T9"> are the same thing. The difference is that </text:span></text:span><text:span text:style-name="Source_20_Text"><text:span text:style-name="T5">File </text:span></text:span><text:span text:style-name="Source_20_Text"><text:span text:style-name="T9">specifies the class the method is coming from.</text:span></text:span></text:p>
        </text:list-item>
      </text:list>
      <text:p text:style-name="P7"><text:span text:style-name="Source_20_Text"><text:span text:style-name="T9"/></text:span></text:p>
      <text:p text:style-name="P7"><text:span text:style-name="Source_20_Text"><text:span text:style-name="T12">Block notation</text:span></text:span></text:p>
      <text:list xml:id="list2254666577" text:style-name="L3">
        <text:list-item>
          <text:p text:style-name="P8"><text:span text:style-name="Source_20_Text"><text:span text:style-name="T10">Block notation can be used to perform operations on a data file without assigning the file handle to a variable.</text:span></text:span></text:p>
          <text:list>
            <text:list-item>
              <text:p text:style-name="P8"><text:span text:style-name="Source_20_Text"><text:span text:style-name="T10">ex. </text:span></text:span><text:span text:style-name="Source_20_Text"><text:span text:style-name="T7">File.open("sample.txt", "w") { |somefile| somefile.puts "hello" }</text:span></text:span></text:p>
            </text:list-item>
            <text:list-item>
              <text:p text:style-name="P8"><text:span text:style-name="Source_20_Text"><text:span text:style-name="T10">ex. </text:span></text:span><text:span text:style-name="Source_20_Text"><text:span text:style-name="T7">File.open("sample.txt", "w") do |value| code...here end</text:span></text:span></text:p>
            </text:list-item>
          </text:list>
        </text:list-item>
        <text:list-item>
          <text:p text:style-name="P8"><text:span text:style-name="Source_20_Text"><text:span text:style-name="T10">With block notation, there is no need to call the </text:span></text:span><text:span text:style-name="Source_20_Text"><text:span text:style-name="T6">#close</text:span></text:span><text:span text:style-name="Source_20_Text"><text:span text:style-name="T10"> method as it automatically closes at the end of the block.</text:span></text:span></text:p>
        </text:list-item>
        <text:list-item>
          <text:p text:style-name="P8"><text:span text:style-name="Source_20_Text"><text:span text:style-name="T10">Block notation is useful for operations that can be done in a single line.</text:span></text:span></text:p>
        </text:list-item>
      </text:list>
      <text:p text:style-name="P5"><text:span text:style-name="Source_20_Text"><text:span text:style-name="T3"/></text:span></text:p>
      <text:p text:style-name="P9"><text:span text:style-name="Source_20_Text"><text:span text:style-name="T15">Reading from a filename</text:span></text:span></text:p>
      <text:list xml:id="list761742305" text:style-name="L4">
        <text:list-item>
          <text:p text:style-name="P10"><text:span text:style-name="Source_20_Text"><text:span text:style-name="T26">Reading a file uses the same </text:span></text:span><text:span text:style-name="Source_20_Text"><text:span text:style-name="T27">File.open</text:span></text:span><text:span text:style-name="Source_20_Text"><text:span text:style-name="T17"> method but with "r" instead of "w" for the second argument.</text:span></text:span></text:p>
        </text:list-item>
        <text:list-item>
          <text:p text:style-name="P10"><text:span text:style-name="Source_20_Text"><text:span text:style-name="T17">Once the file is open, there is a variety of methods that can be used to access its content.</text:span></text:span></text:p>
          <text:list>
            <text:list-item>
              <text:p text:style-name="P10"><text:span text:style-name="Source_20_Text"><text:span text:style-name="T17">The </text:span></text:span><text:span text:style-name="Source_20_Text"><text:span text:style-name="T27">#read</text:span></text:span><text:span text:style-name="Source_20_Text"><text:span text:style-name="T17"> method grabs all the file's contents. Every read operation moves the cursor within the file, which determines the start of the next </text:span></text:span><text:span text:style-name="Source_20_Text"><text:span text:style-name="T27">#read</text:span></text:span><text:span text:style-name="Source_20_Text"><text:span text:style-name="T17"> method.</text:span></text:span></text:p>
            </text:list-item>
          </text:list>
        </text:list-item>
      </text:list>
      <text:p text:style-name="P11"><text:span text:style-name="Source_20_Text"><text:span text:style-name="T17"/></text:span></text:p>
      <text:p text:style-name="P11"><text:span text:style-name="Source_20_Text"><text:span text:style-name="T17"><text:tab/>Using </text:span></text:span><text:span text:style-name="Source_20_Text"><text:span text:style-name="T27">readline</text:span></text:span><text:span text:style-name="Source_20_Text"><text:span text:style-name="T23"> </text:span></text:span><text:span text:style-name="Source_20_Text"><text:span text:style-name="T17">and</text:span></text:span><text:span text:style-name="Source_20_Text"><text:span text:style-name="T23"> </text:span></text:span><text:span text:style-name="Source_20_Text"><text:span text:style-name="T27">readlines</text:span></text:span></text:p>
      <text:list xml:id="list2338790996" text:style-name="L5">
        <text:list-item>
          <text:p text:style-name="P12"><text:span text:style-name="Source_20_Text"><text:span text:style-name="T18">When reading </text:span></text:span><text:span text:style-name="Source_20_Text"><text:span text:style-name="T22">d</text:span></text:span><text:span text:style-name="Source_20_Text"><text:span text:style-name="T18">elimited files such as comma-delimited text files, <text:s/>it's more convenient to read the file line-by-line. The </text:span></text:span><text:span text:style-name="Source_20_Text"><text:span text:style-name="T28">#readlines</text:span></text:span><text:span text:style-name="Source_20_Text"><text:span text:style-name="T18"> method draws in all the content and parses each line into an element of an array.</text:span></text:span></text:p>
        </text:list-item>
        <text:list-item>
          <text:p text:style-name="P12"><text:span text:style-name="Source_20_Text"><text:span text:style-name="T18">The </text:span></text:span><text:span text:style-name="Source_20_Text"><text:span text:style-name="T28">#readline</text:span></text:span><text:span text:style-name="Source_20_Text"><text:span text:style-name="T18"> method reads a singular line and moves the file handle foward in the file. If </text:span></text:span><text:span text:style-name="Source_20_Text"><text:span text:style-name="T28">#readline</text:span></text:span><text:span text:style-name="Source_20_Text"><text:span text:style-name="T18"> is used at the end of the file, there will be a 'end of file' error. The method </text:span></text:span><text:span text:style-name="Source_20_Text"><text:span text:style-name="T28">#eof</text:span></text:span><text:span text:style-name="Source_20_Text"><text:span text:style-name="T18"> method is in </text:span></text:span><text:span text:style-name="Source_20_Text"><text:span text:style-name="T28">File</text:span></text:span><text:span text:style-name="Source_20_Text"><text:span text:style-name="T18">.</text:span></text:span></text:p>
          <text:p text:style-name="P12"><text:span text:style-name="Source_20_Text"><text:span text:style-name="T18"/></text:span></text:p>
        </text:list-item>
        <text:list-item>
          <text:p text:style-name="P12"><text:soft-page-break/><text:span text:style-name="Source_20_Text"><text:span text:style-name="T18">The difference between </text:span></text:span><text:span text:style-name="Source_20_Text"><text:span text:style-name="T28">#readlines </text:span></text:span><text:span text:style-name="Source_20_Text"><text:span text:style-name="T18">and </text:span></text:span><text:span text:style-name="Source_20_Text"><text:span text:style-name="T28">#readline</text:span></text:span><text:span text:style-name="Source_20_Text"><text:span text:style-name="T18"> is that the former loads the entire file into memory which can be costly if the file is massive.</text:span></text:span></text:p>
          <text:list>
            <text:list-item>
              <text:p text:style-name="P12"><text:span text:style-name="Source_20_Text"><text:span text:style-name="T28">#readline</text:span></text:span><text:span text:style-name="Source_20_Text"><text:span text:style-name="T18"> can be more efficient when you need something from each line but does not require the entire file contents at once.</text:span></text:span></text:p>
              <text:list>
                <text:list-item>
                  <text:p text:style-name="P12"><text:span text:style-name="Source_20_Text"><text:span text:style-name="T18">It is possible to store parts of a line, which increases space efficiency even more.</text:span></text:span></text:p>
                </text:list-item>
              </text:list>
            </text:list-item>
          </text:list>
        </text:list-item>
      </text:list>
      <text:p text:style-name="P13"><text:span text:style-name="Source_20_Text"><text:span text:style-name="T17"/></text:span></text:p>
      <text:p text:style-name="P14"><text:span text:style-name="Source_20_Text"><text:span text:style-name="T13">Closing files</text:span></text:span></text:p>
      <text:list xml:id="list3609106182" text:style-name="L6">
        <text:list-item>
          <text:p text:style-name="P15"><text:span text:style-name="Source_20_Text"><text:span text:style-name="T19">A file's </text:span></text:span><text:span text:style-name="Source_20_Text"><text:span text:style-name="T29">#close</text:span></text:span><text:span text:style-name="Source_20_Text"><text:span text:style-name="T19"> method forces a flush of the pending data. In other words, it prioritizes the operation when closing rather than the operation having to set in a memory buffer.</text:span></text:span></text:p>
        </text:list-item>
        <text:list-item>
          <text:p text:style-name="P15"><text:span text:style-name="Source_20_Text"><text:span text:style-name="T19">Flushing is good practice because it frees up memory and ensures that the file is available for use later on.</text:span></text:span></text:p>
        </text:list-item>
        <text:list-item>
          <text:p text:style-name="P15"><text:span text:style-name="Source_20_Text"><text:span text:style-name="T19">The </text:span></text:span><text:span text:style-name="Source_20_Text"><text:span text:style-name="T29">#close</text:span></text:span><text:span text:style-name="Source_20_Text"><text:span text:style-name="T19"> method can be called or if the </text:span></text:span><text:span text:style-name="Source_20_Text"><text:span text:style-name="T29">File.open</text:span></text:span><text:span text:style-name="Source_20_Text"><text:span text:style-name="T19"> is passed into the block, it will automatically close.</text:span></text:span></text:p>
        </text:list-item>
      </text:list>
      <text:p text:style-name="P16"><text:span text:style-name="Source_20_Text"><text:span text:style-name="T19"/></text:span></text:p>
      <text:p text:style-name="P16"><text:span text:style-name="Source_20_Text"><text:span text:style-name="T14">File existence and properties</text:span></text:span></text:p>
      <text:list xml:id="list1778540039" text:style-name="L7">
        <text:list-item>
          <text:p text:style-name="P17"><text:span text:style-name="Source_20_Text"><text:span text:style-name="T20">The </text:span></text:span><text:span text:style-name="Source_20_Text"><text:span text:style-name="T30">File</text:span></text:span><text:span text:style-name="Source_20_Text"><text:span text:style-name="T20"> and </text:span></text:span><text:span text:style-name="Source_20_Text"><text:span text:style-name="T30">Dir</text:span></text:span><text:span text:style-name="Source_20_Text"><text:span text:style-name="T20"> classes have methods that can determine various properties of files, including the size, directory, and whether or not a file exists.</text:span></text:span></text:p>
          <text:list>
            <text:list-item>
              <text:p text:style-name="P17"><text:span text:style-name="Source_20_Text"><text:span text:style-name="T30">#File.exists?</text:span></text:span><text:span text:style-name="Source_20_Text"><text:span text:style-name="T20"> checks whether a file or directory exists and returns true/false</text:span></text:span></text:p>
              <text:list>
                <text:list-item>
                  <text:p text:style-name="P17"><text:span text:style-name="Source_20_Text"><text:span text:style-name="T20">This can be combined with </text:span></text:span><text:span text:style-name="Source_20_Text"><text:span text:style-name="T30">#Dir.mkdir</text:span></text:span><text:span text:style-name="Source_20_Text"><text:span text:style-name="T20"> to create a new directory if it does not exist.</text:span></text:span></text:p>
                </text:list-item>
              </text:list>
            </text:list-item>
          </text:list>
        </text:list-item>
      </text:list>
      <text:p text:style-name="P18"><text:span text:style-name="Source_20_Text"><text:span text:style-name="T24"/></text:span></text:p>
      <text:p text:style-name="P18"><text:span text:style-name="Source_20_Text"><text:span text:style-name="T24"><text:tab/>The </text:span></text:span><text:span text:style-name="Source_20_Text"><text:span text:style-name="T30">Dir</text:span></text:span><text:span text:style-name="Source_20_Text"><text:span text:style-name="T24"> class</text:span></text:span></text:p>
      <text:list xml:id="list3602676724" text:style-name="L8">
        <text:list-item>
          <text:p text:style-name="P19"><text:span text:style-name="Source_20_Text"><text:span text:style-name="T21">The method </text:span></text:span><text:span text:style-name="Source_20_Text"><text:span text:style-name="T31">#Dir.glob</text:span></text:span><text:span text:style-name="Source_20_Text"><text:span text:style-name="T21"> takes a directory name/ or pattern and returns an array of filenames.</text:span></text:span></text:p>
        </text:list-item>
      </text:list>
      <text:p text:style-name="P20"><text:span text:style-name="Source_20_Text"><text:span text:style-name="T21"/></text:span></text:p>
      <text:p text:style-name="P20"><text:span text:style-name="Source_20_Text"><text:span text:style-name="T2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2" meta:word-count="635" meta:character-count="3497" meta:non-whitespace-character-count="2932"/>
  </office:meta>
</office:document-meta>
</file>